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ositiv_24__24__7b_ROWCONTEXTS_3d_Requests_7d_" style:display-name="positiv$${ROWCONTEXTS=Requests}" style:family="table">
      <style:table-properties style:width="17cm" table:align="margins" fo:background-color="transparent">
        <style:background-image/>
      </style:table-properties>
    </style:style>
    <style:style style:name="positiv_24__24__7b_ROWCONTEXTS_3d_Requests_7d_.A" style:display-name="positiv$${ROWCONTEXTS=Requests}.A" style:family="table-column">
      <style:table-column-properties style:column-width="17cm" style:rel-column-width="65535*"/>
    </style:style>
    <style:style style:name="positiv_24__24__7b_ROWCONTEXTS_3d_Requests_7d_.1" style:display-name="positiv$${ROWCONTEXTS=Requests}.1" style:family="table-row">
      <style:table-row-properties fo:background-color="transparent">
        <style:background-image/>
      </style:table-row-properties>
    </style:style>
    <style:style style:name="positiv_24__24__7b_ROWCONTEXTS_3d_Requests_7d_.A1" style:display-name="positiv$${ROWCONTEXTS=Requests}.A1" style:family="table-cell">
      <style:table-cell-properties fo:background-color="transparent" style:writing-mode="page">
        <style:background-image/>
      </style:table-cell-properties>
    </style:style>
    <style:style style:name="positiv_24__24__7b_ROWCONTEXTS_3d_Requests_7d_.2" style:display-name="positiv$${ROWCONTEXTS=Requests}.2" style:family="table-row">
      <style:table-row-properties style:min-row-height="0.362cm"/>
    </style:style>
    <style:style style:name="positiv_24__24__7b_ROWCONTEXTS_3d_Requests_7d_.A2" style:display-name="positiv$${ROWCONTEXTS=Requests}.A2" style:family="table-cell">
      <style:table-cell-properties style:writing-mode="page"/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498cm" style:rel-column-width="32760*"/>
    </style:style>
    <style:style style:name="TabelleRequestsInnerePositiv.B" style:family="table-column">
      <style:table-column-properties style:column-width="8.502cm" style:rel-column-width="32775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TabelleRequestsInnerePositiv" style:family="table">
      <style:table-properties style:width="17cm" table:align="margins" fo:background-color="transparent">
        <style:background-image/>
      </style:table-properties>
    </style:style>
    <style:style style:name="TabelleRequestsInnerePositiv.A" style:family="table-column">
      <style:table-column-properties style:column-width="8.498cm" style:rel-column-width="32760*"/>
    </style:style>
    <style:style style:name="TabelleRequestsInnerePositiv.B" style:family="table-column">
      <style:table-column-properties style:column-width="8.502cm" style:rel-column-width="32775*"/>
    </style:style>
    <style:style style:name="TabelleRequestsInnerePositiv.A1" style:family="table-cell">
      <style:table-cell-properties style:writing-mode="page"/>
    </style:style>
    <style:style style:name="TabelleRequestsInnerePositiv.B3" style:family="table-cell">
      <style:table-cell-properties style:vertical-align="middle" style:writing-mode="page"/>
    </style:style>
    <style:style style:name="TabelleRequestsInnerePositiv.6" style:family="table-row">
      <style:table-row-properties fo:background-color="transparent">
        <style:background-image/>
      </style:table-row-properties>
    </style:style>
    <style:style style:name="TabelleRequestsInnerePositiv.A6" style:family="table-cell">
      <style:table-cell-properties fo:background-color="transparent" style:writing-mode="page">
        <style:background-image/>
      </style:table-cell-properties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Table_20_Contents">
      <style:text-properties style:font-name="Carlito" officeooo:rsid="0170a4c7" officeooo:paragraph-rsid="0170a4c7"/>
    </style:style>
    <style:style style:name="P4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5" style:family="paragraph" style:parent-style-name="Table_20_Contents">
      <style:text-properties style:font-name="Carlito" fo:font-size="6pt" style:font-size-asian="6pt" style:font-size-complex="6pt"/>
    </style:style>
    <style:style style:name="P6" style:family="paragraph" style:parent-style-name="Table_20_Contents">
      <style:text-properties style:font-name="Carlito" fo:font-size="6pt" style:font-size-asian="5.25pt" style:font-size-complex="6pt" text:display="none"/>
    </style:style>
    <style:style style:name="P7" style:family="paragraph" style:parent-style-name="Table_20_Contents">
      <style:text-properties style:font-name="Carlito" fo:font-size="6pt" style:font-name-asian="Arial Unicode MS" style:font-size-asian="6pt" style:font-size-complex="6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rlito" fo:font-size="6pt" fo:language="de" fo:country="DE" fo:font-weight="normal" officeooo:rsid="0178d1f4" officeooo:paragraph-rsid="0196af8f" style:font-name-asian="Arial Unicode MS" style:font-size-asian="5.25pt" style:language-asian="de" style:country-asian="DE" style:font-weight-asian="normal" style:font-name-complex="Mangal1" style:font-size-complex="6pt" style:language-complex="ar" style:country-complex="SA" style:font-weight-complex="normal"/>
    </style:style>
    <style:style style:name="P9" style:family="paragraph" style:parent-style-name="Standard">
      <style:text-properties style:font-name="Carlito" fo:font-size="10pt" officeooo:rsid="014053bd" officeooo:paragraph-rsid="020b98c3" style:font-size-asian="10pt" style:font-size-complex="10pt"/>
    </style:style>
    <style:style style:name="P10" style:family="paragraph" style:parent-style-name="Standard">
      <style:text-properties style:font-name="Carlito" fo:font-size="10pt" officeooo:rsid="014053bd" officeooo:paragraph-rsid="02141514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d02b66" style:font-name-asian="Arial Unicode MS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d63fdc" style:font-name-asian="Arial Unicode MS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f32772" style:font-name-asian="Arial Unicode MS" style:font-size-asian="10pt" style:font-size-complex="10pt"/>
    </style:style>
    <style:style style:name="P14" style:family="paragraph" style:parent-style-name="Table_20_Contents">
      <style:text-properties style:font-name="Carlito" fo:font-size="10pt" officeooo:rsid="01d02b66" officeooo:paragraph-rsid="01d1d9e9" style:font-name-asian="Arial Unicode MS" style:font-size-asian="10pt" style:font-size-complex="10pt"/>
    </style:style>
    <style:style style:name="P15" style:family="paragraph" style:parent-style-name="Table_20_Contents">
      <style:text-properties style:font-name="Carlito" fo:font-size="10pt" officeooo:rsid="01d02b66" officeooo:paragraph-rsid="0209bf17" style:font-name-asian="Arial Unicode MS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f32772" style:font-name-asian="Arial Unicode MS" style:font-size-asian="10pt" style:font-size-complex="10pt"/>
    </style:style>
    <style:style style:name="P17" style:family="paragraph" style:parent-style-name="Table_20_Contents">
      <style:text-properties style:font-name="Carlito" fo:font-size="10pt" officeooo:rsid="02064f28" officeooo:paragraph-rsid="0209bf17" style:font-name-asian="Arial Unicode MS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8567c4" officeooo:paragraph-rsid="018567c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19" style:family="paragraph" style:parent-style-name="Standard" style:master-page-name="">
      <style:paragraph-properties fo:margin-top="0cm" fo:margin-bottom="0cm" style:contextual-spacing="false" fo:text-align="start" style:justify-single-word="false" style:page-number="auto"/>
      <style:text-properties style:font-name="Carlito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d02b66" officeooo:paragraph-rsid="01d02b66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 text:display="none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39e61e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2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20b98c3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20b98c3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rlito" fo:font-size="10pt" fo:font-weight="normal" officeooo:rsid="0178d1f4" officeooo:paragraph-rsid="020c6e36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fo:font-size="10pt" fo:font-weight="normal" officeooo:rsid="01930436" officeooo:paragraph-rsid="01930436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Carlito" officeooo:rsid="02064f28" officeooo:paragraph-rsid="02064f28" style:font-name-asian="Arial Unicode MS"/>
    </style:style>
    <style:style style:name="P27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officeooo:rsid="01930436" officeooo:paragraph-rsid="01980a09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language="de" fo:country="DE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9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20b98c3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0" style:family="paragraph" style:parent-style-name="Text_20_body">
      <style:paragraph-properties fo:margin-left="0cm" fo:margin-top="0cm" fo:margin-bottom="0cm" style:contextual-spacing="false" fo:text-align="justify" style:justify-single-word="false" fo:text-indent="0cm" style:auto-text-indent="false"/>
      <style:text-properties fo:font-size="6pt" officeooo:paragraph-rsid="01930436" style:font-size-asian="5.25pt" style:font-size-complex="6pt"/>
    </style:style>
    <style:style style:name="P31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32" style:family="paragraph" style:parent-style-name="Heading_20_1">
      <style:text-properties style:font-name="Carlito" fo:font-size="10pt" fo:language="de" fo:country="DE" officeooo:rsid="016a12a6" officeooo:paragraph-rsid="017543ee" style:font-size-asian="10pt" style:font-size-complex="10pt"/>
    </style:style>
    <style:style style:name="P33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font-weight="normal" officeooo:rsid="01930436" officeooo:paragraph-rsid="0209d2b0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34" style:family="paragraph" style:parent-style-name="Heading_20_1">
      <style:paragraph-properties fo:margin-left="0cm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" fo:font-size="14pt" officeooo:rsid="017543ee" officeooo:paragraph-rsid="02149b55" style:font-size-asian="14pt" style:font-size-complex="14pt"/>
    </style:style>
    <style:style style:name="P35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36" style:family="paragraph" style:parent-style-name="Heading_20_3">
      <style:paragraph-properties fo:margin-left="0cm" fo:margin-top="0cm" fo:margin-bottom="0cm" style:contextual-spacing="false" fo:text-align="justify" style:justify-single-word="false" fo:text-indent="0cm" style:auto-text-indent="false"/>
      <style:text-properties style:font-name="Carlito" fo:font-size="10pt" fo:font-weight="normal" officeooo:rsid="01930436" officeooo:paragraph-rsid="01930436" style:font-size-asian="10pt" style:font-weight-asian="normal" style:font-size-complex="10pt" style:font-weight-complex="normal"/>
    </style:style>
    <style:style style:name="P37" style:family="paragraph" style:parent-style-name="Heading_20_9">
      <style:text-properties style:font-name="Carlito" fo:font-size="10pt" fo:font-weight="normal" officeooo:paragraph-rsid="018fe44c" style:font-size-asian="10pt" style:font-weight-asian="normal" style:font-size-complex="10pt" style:font-weight-complex="normal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fo:language="de" fo:country="DE" officeooo:rsid="015851ab"/>
    </style:style>
    <style:style style:name="T10" style:family="text">
      <style:text-properties fo:language="de" fo:country="DE" officeooo:rsid="0209d2b0"/>
    </style:style>
    <style:style style:name="T11" style:family="text">
      <style:text-properties fo:language="de" fo:country="DE" officeooo:rsid="02149b55"/>
    </style:style>
    <style:style style:name="T12" style:family="text">
      <style:text-properties officeooo:rsid="018567c4"/>
    </style:style>
    <style:style style:name="T13" style:family="text">
      <style:text-properties officeooo:rsid="0196af8f"/>
    </style:style>
    <style:style style:name="T14" style:family="text">
      <style:text-properties officeooo:rsid="01980a09"/>
    </style:style>
    <style:style style:name="T15" style:family="text">
      <style:text-properties officeooo:rsid="0198f74a"/>
    </style:style>
    <style:style style:name="T16" style:family="text">
      <style:text-properties officeooo:rsid="01d1d9e9"/>
    </style:style>
    <style:style style:name="T17" style:family="text">
      <style:text-properties officeooo:rsid="01f32772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980a09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1994e90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2149b55" style:font-size-asian="10pt" style:font-weight-asian="normal" style:font-size-complex="10pt" style:font-weight-complex="normal"/>
    </style:style>
    <style:style style:name="T22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3" style:family="text">
      <style:text-properties fo:font-size="10pt" fo:language="de" fo:country="DE" style:text-underline-style="solid" style:text-underline-width="auto" style:text-underline-color="font-color" fo:font-weight="normal" officeooo:rsid="0178d1f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4" style:family="text">
      <style:text-properties fo:font-size="10pt" fo:language="de" fo:country="DE" style:text-underline-style="solid" style:text-underline-width="auto" style:text-underline-color="font-color" fo:font-weight="normal" officeooo:rsid="0196af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5" style:family="text">
      <style:text-properties fo:font-size="10pt" fo:language="de" fo:country="DE" style:text-underline-style="solid" style:text-underline-width="auto" style:text-underline-color="font-color" fo:font-weight="normal" officeooo:rsid="01980a09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6" style:family="text">
      <style:text-properties fo:font-size="10pt" fo:language="de" fo:country="DE" style:text-underline-style="solid" style:text-underline-width="auto" style:text-underline-color="font-color" fo:font-weight="normal" officeooo:rsid="018567c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7" style:family="text">
      <style:text-properties fo:font-size="10pt" fo:language="de" fo:country="DE" fo:font-weight="normal" officeooo:rsid="0178d1f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8" style:family="text">
      <style:text-properties fo:font-size="10pt" fo:language="de" fo:country="DE" fo:font-weight="normal" officeooo:rsid="0196af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29" style:family="text">
      <style:text-properties fo:font-size="10pt" fo:language="de" fo:country="DE" fo:font-weight="normal" officeooo:rsid="01980a09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0" style:family="text">
      <style:text-properties fo:font-size="10pt" fo:language="de" fo:country="DE" fo:font-weight="normal" officeooo:rsid="018567c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1" style:family="text">
      <style:text-properties fo:font-size="10pt" fo:language="de" fo:country="DE" fo:font-weight="normal" officeooo:rsid="020dd51c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32" style:family="text">
      <style:text-properties officeooo:rsid="02064f28"/>
    </style:style>
    <style:style style:name="T33" style:family="text">
      <style:text-properties officeooo:rsid="01abba60"/>
    </style:style>
    <style:style style:name="T34" style:family="text">
      <style:text-properties officeooo:rsid="0209d2b0"/>
    </style:style>
    <style:style style:name="T35" style:family="text">
      <style:text-properties officeooo:rsid="01abff55"/>
    </style:style>
    <style:style style:name="T36" style:family="text">
      <style:text-properties officeooo:rsid="01a95ae4"/>
    </style:style>
    <style:style style:name="T37" style:family="text">
      <style:text-properties officeooo:rsid="020d9d50"/>
    </style:style>
    <style:style style:name="T38" style:family="text">
      <style:text-properties officeooo:rsid="0211a29c"/>
    </style:style>
    <style:style style:name="T39" style:family="text">
      <style:text-properties fo:color="#c9211e" loext:opacity="100%" officeooo:rsid="0196af8f"/>
    </style:style>
    <style:style style:name="T40" style:family="text">
      <style:text-properties fo:color="#c9211e" loext:opacity="100%" officeooo:rsid="0211a29c"/>
    </style:style>
    <style:style style:name="T41" style:family="text">
      <style:text-properties fo:color="#c9211e" loext:opacity="100%" fo:font-size="10pt" fo:language="de" fo:country="DE" style:text-underline-style="solid" style:text-underline-width="auto" style:text-underline-color="font-color" fo:font-weight="normal" officeooo:rsid="0196af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42" style:family="text">
      <style:text-properties fo:color="#c9211e" loext:opacity="100%" fo:font-size="10pt" fo:language="de" fo:country="DE" style:text-underline-style="solid" style:text-underline-width="auto" style:text-underline-color="font-color" fo:font-weight="normal" officeooo:rsid="01980a09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43" style:family="text">
      <style:text-properties fo:color="#c9211e" loext:opacity="100%" fo:font-size="10pt" fo:language="de" fo:country="DE" fo:font-weight="normal" officeooo:rsid="0196af8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44" style:family="text">
      <style:text-properties fo:color="#c9211e" loext:opacity="100%" fo:font-size="10pt" fo:language="de" fo:country="DE" fo:font-weight="normal" officeooo:rsid="01980a09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T45" style:family="text">
      <style:text-properties style:font-name="Carlito" fo:font-weight="normal" officeooo:rsid="01980a09" style:font-weight-asian="normal" style:font-weight-complex="normal"/>
    </style:style>
    <style:style style:name="T46" style:family="text">
      <style:text-properties officeooo:rsid="01b94a74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209d2b0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$-&gt;tubaf/stu/common/topWithAddress<text:span text:style-name="T8">AndContact</text:span>.odt</text:p>
      <text:h text:style-name="P32" text:outline-level="1"/>
      <table:table table:name="positiv$${ROWCONTEXTS=Requests}" table:style-name="positiv_24__24__7b_ROWCONTEXTS_3d_Requests_7d_">
        <table:table-column table:style-name="positiv_24__24__7b_ROWCONTEXTS_3d_Requests_7d_.A"/>
        <table:table-row table:style-name="positiv_24__24__7b_ROWCONTEXTS_3d_Requests_7d_.1">
          <table:table-cell table:style-name="positiv_24__24__7b_ROWCONTEXTS_3d_Requests_7d_.A1" office:value-type="string">
            <text:p text:style-name="P3"><office:annotation loext:resolved="false"><dc:creator>Unbekannter Autor</dc:creator><dc:date>2024-07-01T08:48:22.637000000</dc:date><text:p text:style-name="P38"><text:span text:style-name="T49">$if('$${ReasonableReqType.Description}' != 'Übergang Bachelor-Master' | '$${ApprovalStatusValue.HiskeyId}' != '4001' , skip)</text:span></text:p></office:annotation></text:p>
            <table:table table:name="TabelleRequestsInnerePositiv" table:style-name="TabelleRequestsInnerePositiv">
              <table:table-column table:style-name="TabelleRequestsInnerePositiv.A"/>
              <table:table-column table:style-name="TabelleRequestsInnerePositiv.B"/>
              <table:table-row>
                <table:table-cell table:style-name="TabelleRequestsInnerePositiv.A1" table:number-columns-spanned="2" office:value-type="string">
                  <text:h text:style-name="P34" text:outline-level="1"><text:span text:style-name="T9">B</text:span><text:span text:style-name="T10">escheid über </text:span><text:span text:style-name="T11">die Einschreibung in den Master</text:span></text:h>
                  <text:h text:style-name="P33" text:outline-level="1">Ihr Antrag vom $$Receiptdate</text:h>
                </table:table-cell>
                <table:covered-table-cell/>
              </table:table-row>
              <table:table-row>
                <table:table-cell table:style-name="TabelleRequestsInnerePositiv.A1" table:number-columns-spanned="2" office:value-type="string">
                  <text:p text:style-name="P28"><text:span text:style-name="T4"/></text:p>
                  <text:p text:style-name="P28">$-&gt;tubaf/stu/common/salutationForLetter.odt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5" text:outline-level="3"/>
                </table:table-cell>
                <table:table-cell table:style-name="TabelleRequestsInnerePositiv.B3" office:value-type="string">
                  <text:p text:style-name="P4"/>
                </table:table-cell>
              </table:table-row>
              <table:table-row>
                <table:table-cell table:style-name="TabelleRequestsInnerePositiv.A1" table:number-columns-spanned="2" office:value-type="string">
                  <text:h text:style-name="P36" text:outline-level="3"><text:span text:style-name="T34">Sie haben die erforderlichen </text:span>Zugangsvoraussetzungen für eine <text:span text:style-name="T47">befristete </text:span><text:span text:style-name="T48">Mastere</text:span><text:span text:style-name="T47">inschreibung</text:span> erfüllt. Daher teile ich Ihnen mit, dass Sie an der TU Bergakademie F<text:span text:style-name="T34">r</text:span>eiberg für den <text:span text:style-name="T34">Masters</text:span><text:span text:style-name="T14">tudiengang</text:span></text:h>
                  <text:p text:style-name="P30"><text:span text:style-name="T45"/></text:p>
                  <text:p text:style-name="P24"><text:span text:style-name="T37">$${</text:span><text:span text:style-name="T13">customSettings.</text:span><text:span text:style-name="T38">FachNeu</text:span><text:span text:style-name="T13">.</text:span><text:span text:style-name="T38">Subject_defaulttext</text:span><text:span text:style-name="T12">|</text:span><text:span text:style-name="T39">Bitte beim Auftragsstart d</text:span><text:span text:style-name="T40">as neue Fach</text:span><text:span text:style-name="T39"> auswählen</text:span><text:span text:style-name="T37">}</text:span></text:p>
                  <text:p text:style-name="P8"/>
                  <text:p text:style-name="P27"><text:span text:style-name="T19">unter der Bedingung zugelassen sind, </text:span><text:span text:style-name="T18">dass Sie </text:span><text:span text:style-name="T22">bis spätestens </text:span><text:span text:style-name="T23">$${</text:span><text:span text:style-name="T24">customSettings.</text:span><text:span text:style-name="T25">FristEndeStudiengangBisher</text:span><text:span text:style-name="T26">|</text:span><text:span text:style-name="T41">Bitte </text:span><text:span text:style-name="T42">die Frist für den Abschluss des Bachelorstudiengangs </text:span><text:span text:style-name="T41">auswählen</text:span><text:span text:style-name="T23">}</text:span><text:span text:style-name="T18"> das </text:span><text:span text:style-name="T21">S</text:span><text:span text:style-name="T18">tudium im </text:span><text:span text:style-name="T21">S</text:span><text:span text:style-name="T20">tudiengang</text:span><text:span text:style-name="T18"> </text:span><text:span text:style-name="T27">$${</text:span><text:span text:style-name="T28">customSettings.</text:span><text:span text:style-name="T31">Studiengang</text:span><text:span text:style-name="T29">Bisher</text:span><text:span text:style-name="T28">.Student_person_degreePrograms_progress_courseOfStudy_shorttext</text:span><text:span text:style-name="T30">|</text:span><text:span text:style-name="T43">Bitte den </text:span><text:span text:style-name="T44">bisherigen</text:span><text:span text:style-name="T43"> Studiengang auswählen</text:span><text:span text:style-name="T27">}</text:span><text:span text:style-name="T18"> erfolgreich beendet haben. Im anderen Fall endet Ihr Studium im Masterstudiengang mit Fristablauf.</text:span></text:p>
                  <text:p text:style-name="P25">Die zunächst befristetet Einschreibung wurde bereits vorgenommen und erfolgte als Parallelstudium. Das heißt, dass Sie im <text:span text:style-name="T15">$${period.Defaulttext}</text:span> in beiden Studiengängen immatrikuliert sind.</text:p>
                  <text:p text:style-name="P25">Eine entsprechende Studienbescheinigung drucken Sie sich bitte über das Hochschulportal <text:span text:style-name="T34">im Studienservice</text:span> aus.</text:p>
                </table:table-cell>
                <table:covered-table-cell/>
              </table:table-row>
              <table:table-row>
                <table:table-cell table:style-name="TabelleRequestsInnerePositiv.A1" office:value-type="string">
                  <text:h text:style-name="P35" text:outline-level="3"/>
                </table:table-cell>
                <table:table-cell table:style-name="TabelleRequestsInnerePositiv.B3" office:value-type="string">
                  <text:p text:style-name="P5"/>
                </table:table-cell>
              </table:table-row>
              <table:table-row table:style-name="TabelleRequestsInnerePositiv.6">
                <table:table-cell table:style-name="TabelleRequestsInnerePositiv.A6" table:number-columns-spanned="2" office:value-type="string">
                  <text:h text:style-name="P37" text:outline-level="9"><text:span text:style-name="T34">Hinweis</text:span>:</text:h>
                  <text:p text:style-name="P18">$${customSettings.Comment| - }</text:p>
                </table:table-cell>
                <table:covered-table-cell/>
              </table:table-row>
            </table:table>
            <text:p text:style-name="P3"/>
          </table:table-cell>
        </table:table-row>
        <table:table-row table:style-name="positiv_24__24__7b_ROWCONTEXTS_3d_Requests_7d_.2">
          <table:table-cell table:style-name="positiv_24__24__7b_ROWCONTEXTS_3d_Requests_7d_.A2" office:value-type="string">
            <text:p text:style-name="P6">//</text:p>
          </table:table-cell>
        </table:table-row>
      </table:table>
      <text:p text:style-name="P19">//</text:p>
      <text:p text:style-name="P20">Zwischen den Tabellen</text:p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11"><office:annotation loext:resolved="false"><dc:creator>Unbekannter Autor</dc:creator><dc:date>2024-07-12T17:55:00.377000000</dc:date><text:p text:style-name="P38"><text:span text:style-name="T49">$if('$${ReasonableReqType.Description}' != 'Übergang Bachelor-Master' | ('$${ApprovalStatusValue.HiskeyId}' = '4001' | ApprovalStatusValue.Uniquename = 'S') <text:s/>| ('$${ProcessingStatusValue.Id}' = '25007' | '$${ProcessingStatusValue.Id}' = '25008') , skip)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2">Es ist kein genehmigter Antrag „Wechsel von Bachelor zu Master“ vorhanden.</text:p>
                  <text:p text:style-name="P12">Wenn es solch einen Antrag gibt, ist der Student ggfs. noch nicht gespeichert.</text:p>
                  <text:p text:style-name="P12"/>
                  <text:p text:style-name="P13">Oder es gibt bereits einen abgelehnten Antrag.</text:p>
                  <text:p text:style-name="P16">Diesen dann ggfs. Stornieren.</text:p>
                  <text:p text:style-name="P13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4">Technische Informationen zu einem statt dessen gefundenen Antrag des Studenten <text:span text:style-name="T17">(ggfs. zur Fehlersuche)</text:span>:</text:p>
                  <text:p text:style-name="P15">ObjGuid: <text:s text:c="59"/>$${ObjGuid}</text:p>
                  <text:p text:style-name="P15">ReasonableReqType.RequestType.Id…. <text:s text:c="5"/>$${ReasonableReqType.RequestType.Id} - <text:span text:style-name="T32">$${ReasonableReqType.RequestType.Defaulttext}</text:span></text:p>
                  <text:p text:style-name="P15">ReasonableReqType.StatementOfFactId….<text:span text:style-name="T32">$</text:span>${ReasonableReqType.StatementOfFactId}</text:p>
                  <text:p text:style-name="P15">ApprovalStatusValue.Id…. <text:s text:c="29"/>$${ApprovalStatusValue.Id<text:span text:style-name="T16">} - </text:span><text:span text:style-name="T32">$${ApprovalStatusValue.Defaulttext}</text:span></text:p>
                  <text:p text:style-name="P17">Processi<text:span text:style-name="T33">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6">{</text:p>
                </table:table-cell>
              </table:table-row>
            </table:table>
            <text:p text:style-name="P7"/>
            <text:p text:style-name="P7"/>
          </table:table-cell>
        </table:table-row>
      </table:table>
      <text:p text:style-name="P21"/>
      <text:p text:style-name="P21">$#!report.var.tubaf.cm.stu.HinweisfeldRechtsbehelfsbelehrung</text:p>
      <text:p text:style-name="P23"/>
      <text:p text:style-name="P29">$-&gt;tubaf/stu/common/<text:span text:style-name="T36">bottomGreetingsWithClerk</text:span>.odt</text:p>
      <text:p text:style-name="P22"/>
      <text:p text:style-name="P10">$#!report.var.tubaf.cm.stu.disclaimer<text:span text:style-name="T46">Request</text:span><text:span text:style-name="T35">Short</text:span></text:p>
      <text:p text:style-name="P9">$#!report.var.tubaf.cm.stu.disclaimer<text:span text:style-name="T35">Shor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de" fo:country="DE" style:font-name-asian="Cambria Math" style:font-family-asian="'Cambria Math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3:06:33.757000000</dc:date>
    <meta:generator>LibreOffice/7.6.4.1$Windows_x86 LibreOffice_project/e19e193f88cd6c0525a17fb7a176ed8e6a3e2aa1</meta:generator>
    <meta:editing-duration>P13DT2H54M9S</meta:editing-duration>
    <meta:editing-cycles>652</meta:editing-cycles>
    <meta:document-statistic meta:table-count="4" meta:image-count="0" meta:object-count="0" meta:page-count="1" meta:paragraph-count="30" meta:word-count="194" meta:character-count="2353" meta:non-whitespace-character-count="2067"/>
  </office:meta>
</office:document-meta>
</file>